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fo:font-weight="bold" style:font-name-asian="Geneva" style:font-size-asian="12pt" style:font-weight-asian="bold" style:font-name-complex="Geneva" style:font-size-complex="12pt" style:font-weight-complex="bold"/>
    </style:style>
    <style:style style:name="T3" style:family="text">
      <style:text-properties fo:color="#000000" loext:opacity="100%" style:font-name="Geneva" fo:font-size="12pt" fo:font-weight="bold" officeooo:rsid="00081e19" style:font-name-asian="Geneva" style:font-size-asian="12pt" style:font-weight-asian="bold" style:font-name-complex="Geneva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SQLLOCK&gt;</text:span><text:span text:style-name="T2">&amp;%</text:span><text:span text:style-name="T3"> File Type = .gitigno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dc:date>2025-04-16T07:41:28.090485878</dc:date>
    <meta:editing-duration>PT1M16S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30"/>
  </office:meta>
</office:document-meta>
</file>